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Table1" style:family="table">
      <style:table-properties style:width="14.649cm" fo:margin-left="0cm" fo:margin-right="0cm" table:align="margins"/>
    </style:style>
    <style:style style:name="Table1.A" style:family="table-column">
      <style:table-column-properties style:column-width="7.331cm" style:rel-column-width="32795*"/>
    </style:style>
    <style:style style:name="Table1.B" style:family="table-column">
      <style:table-column-properties style:column-width="7.318cm" style:rel-column-width="3274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4.649cm" table:align="margins"/>
    </style:style>
    <style:style style:name="Table2.A" style:family="table-column">
      <style:table-column-properties style:column-width="7.324cm" style:rel-column-width="32767*"/>
    </style:style>
    <style:style style:name="Table2.B" style:family="table-column">
      <style:table-column-properties style:column-width="7.32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4.649cm" table:align="margins"/>
    </style:style>
    <style:style style:name="Table3.A" style:family="table-column">
      <style:table-column-properties style:column-width="7.324cm" style:rel-column-width="32767*"/>
    </style:style>
    <style:style style:name="Table3.B" style:family="table-column">
      <style:table-column-properties style:column-width="7.325cm" style:rel-column-width="32768*"/>
    </style:style>
    <style:style style:name="Table3.A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able_20_Contents">
      <style:text-properties fo:font-size="12pt" style:font-size-asian="12pt" style:font-size-complex="12pt"/>
    </style:style>
    <style:style style:name="P4" style:family="paragraph" style:parent-style-name="Table_20_Contents">
      <style:text-properties fo:font-size="8pt" style:font-size-asian="8pt" style:font-size-complex="8pt"/>
    </style:style>
    <style:style style:name="P5" style:family="paragraph" style:parent-style-name="Table_20_Contents">
      <style:text-properties fo:font-size="10pt" style:font-size-asian="10pt" style:font-size-complex="10pt"/>
    </style:style>
    <style:style style:name="P6" style:family="paragraph" style:parent-style-name="Table_20_Contents">
      <style:text-properties fo:font-size="7pt" fo:font-weight="bold" style:font-size-asian="7pt" style:font-weight-asian="bold" style:font-size-complex="7pt" style:font-weight-complex="bold"/>
    </style:style>
    <style:style style:name="P7" style:family="paragraph" style:parent-style-name="Table_20_Contents">
      <style:text-properties fo:font-size="7pt" style:font-size-asian="7pt" style:font-size-complex="7pt"/>
    </style:style>
    <style:style style:name="P8" style:family="paragraph" style:parent-style-name="Standard">
      <style:paragraph-properties fo:padding="0.074cm" fo:border-left="none" fo:border-right="none" fo:border-top="none" fo:border-bottom="0.002cm solid #000000"/>
      <style:text-properties fo:font-weight="bold" style:font-weight-asian="bold" style:font-weight-complex="bold"/>
    </style:style>
    <style:style style:name="P9" style:family="paragraph" style:parent-style-name="Preformatted_20_Text">
      <style:text-properties fo:font-weight="bold" style:font-weight-asian="bold" style:font-weight-complex="bold"/>
    </style:style>
    <style:style style:name="P10" style:family="paragraph" style:parent-style-name="Preformatted_20_Text">
      <style:paragraph-properties fo:margin-top="0cm" fo:margin-bottom="0.499cm"/>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3"/>
    <style:style style:name="P14" style:family="paragraph" style:parent-style-name="Standard" style:list-style-name="L4"/>
    <style:style style:name="P15" style:family="paragraph" style:parent-style-name="Standard" style:list-style-name="L5"/>
    <style:style style:name="P16" style:family="paragraph" style:parent-style-name="Standard" style:list-style-name="L6"/>
    <style:style style:name="T1" style:family="text">
      <style:text-properties fo:font-size="7pt" style:font-size-asian="7pt" style:font-size-complex="7pt"/>
    </style:style>
    <style:style style:name="T2" style:family="text">
      <style:text-properties fo:font-weight="bold" style:font-weight-asian="bold" style:font-weight-complex="bold"/>
    </style:style>
    <style:style style:name="T3" style:family="text">
      <style:text-properties fo:font-style="italic"/>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talling the LLCF modules</text:p>
      <text:p text:style-name="Standard"/>
      <text:p text:style-name="Standard">Requirements :</text:p>
      <text:p text:style-name="Standard"/>
      <text:p text:style-name="Standard">Knoppix 3.7 (Kernel 2.4.27) with include path = </text:p>
      <text:p text:style-name="Standard">/usr/src/linux/include,</text:p>
      <text:p text:style-name="Standard">check if this is present or not.</text:p>
      <text:p text:style-name="Standard">hint : the name linux is the symbolic link to the actual kernel directory ( in this case linux-2.4.27 )</text:p>
      <text:p text:style-name="Standard">Hardware : i386 architecture</text:p>
      <text:p text:style-name="Standard"/>
      <text:p text:style-name="Standard">cat /proc/version – should be Linux version 2.4.27</text:p>
      <text:p text:style-name="Standard">locate autoconf.h or ( /usr/src/linux-2.4.27/include/linux/autoconf.h)</text:p>
      <text:p text:style-name="Standard">cat <text:s/>/usr/src/linux-2.4.27/include/linux/autoconf.h | grep CONFIG_KMOD</text:p>
      <text:p text:style-name="Standard">must be 1</text:p>
      <text:p text:style-name="Standard">cat <text:s/>/usr/src/linux-2.4.27/include/linux/autoconf.h | grep CONFIG_PROC_FS</text:p>
      <text:p text:style-name="Standard">must be 1</text:p>
      <text:p text:style-name="Standard"/>
      <text:p text:style-name="Standard">The include data must be “used from” /usr/src/linux/include and not in /usr/include/linux</text:p>
      <text:p text:style-name="Standard"/>
      <text:p text:style-name="Standard">In the make file the CC and the source directory of linux is mentioned. But if you want to change it during the make we will have to give parameters as below :</text:p>
      <text:p text:style-name="Standard"/>
      <text:p text:style-name="Standard">make CC=gcc-2.95 KERNELDIR=/usr/src/linux-2.4.26</text:p>
      <text:p text:style-name="Standard">if you want to use the Debug facility:</text:p>
      <text:p text:style-name="Standard">make CC=gcc-2.95 KERNELDIR=/usr/src/linux-2.4.26 DEBUG=-DDEBUG</text:p>
      <text:list text:style-name="L1">
        <text:list-item>
          <text:p text:style-name="P11">Copy all the files under a directory , for eg. /home/guitar/llcf</text:p>
        </text:list-item>
        <text:list-item>
          <text:p text:style-name="P11">make a directory 'llcf' under /lib/modules/2.4.27/</text:p>
        </text:list-item>
        <text:list-item>
          <text:p text:style-name="P11">copy /boot/System.map file to /usr/src/linux/</text:p>
        </text:list-item>
        <text:list-item>
          <text:p text:style-name="P11">cd /home/guitar/llcf</text:p>
        </text:list-item>
        <text:list-item>
          <text:p text:style-name="P11">enter the src directory</text:p>
        </text:list-item>
        <text:list-item>
          <text:p text:style-name="P11"/>
        </text:list-item>
      </text:list>
      <table:table table:name="Table1" table:style-name="Table1">
        <table:table-column table:style-name="Table1.A"/>
        <table:table-column table:style-name="Table1.B"/>
        <table:table-header-rows>
          <table:table-row>
            <table:table-cell table:style-name="Table1.A1" office:value-type="string">
              <text:p text:style-name="Table_20_Heading">Command</text:p>
            </table:table-cell>
            <table:table-cell table:style-name="Table1.B1" office:value-type="string">
              <text:p text:style-name="Table_20_Heading">Action</text:p>
            </table:table-cell>
          </table:table-row>
        </table:table-header-rows>
        <table:table-row>
          <table:table-cell table:style-name="Table1.A2" office:value-type="string">
            <text:p text:style-name="Standard">make clean</text:p>
          </table:table-cell>
          <table:table-cell table:style-name="Table1.B2" office:value-type="string">
            <text:p text:style-name="Table_20_Contents">Deletes all the object files created in the /home/guitar/llcf/src directory</text:p>
          </table:table-cell>
        </table:table-row>
        <table:table-row>
          <table:table-cell table:style-name="Table1.A2" office:value-type="string">
            <text:p text:style-name="Standard">Make all</text:p>
          </table:table-cell>
          <table:table-cell table:style-name="Table1.B2" office:value-type="string">
            <text:p text:style-name="Table_20_Contents">Creates object files</text:p>
            <text:p text:style-name="Table_20_Contents">can.o , vcan.o, can-bcm.o, can-raw.o</text:p>
          </table:table-cell>
        </table:table-row>
        <table:table-row>
          <table:table-cell table:style-name="Table1.A2" office:value-type="string">
            <text:p text:style-name="Standard">Make all-vw</text:p>
          </table:table-cell>
          <table:table-cell table:style-name="Table1.B2" office:value-type="string">
            <text:p text:style-name="Table_20_Contents">Creates object files</text:p>
            <text:p text:style-name="Table_20_Contents">can-tpgen.o, can-tp20.o, can-tp16.o, can-mcnet.o</text:p>
          </table:table-cell>
        </table:table-row>
        <text:soft-page-break/>
        <table:table-row>
          <table:table-cell table:style-name="Table1.A2" office:value-type="string">
            <text:p text:style-name="Standard">Make install</text:p>
          </table:table-cell>
          <table:table-cell table:style-name="Table1.B2" office:value-type="string">
            <text:p text:style-name="Table_20_Contents">Copies the object files created by 'make all' to </text:p>
            <text:p text:style-name="Table_20_Contents">/lib/modules/2.4.27/llcf/ and changes the read write permission.</text:p>
            <text:p text:style-name="Table_20_Contents">Checks for module dependancy conflict. This should not give any error.</text:p>
          </table:table-cell>
        </table:table-row>
        <table:table-row>
          <table:table-cell table:style-name="Table1.A2" office:value-type="string">
            <text:p text:style-name="Standard">Make install-vw</text:p>
          </table:table-cell>
          <table:table-cell table:style-name="Table1.B2" office:value-type="string">
            <text:p text:style-name="Table_20_Contents">Copies the object files created by 'make all-vw' to </text:p>
            <text:p text:style-name="Table_20_Contents">/lib/modules/2.4.27/llcf/ and changes the read write permission.</text:p>
            <text:p text:style-name="Table_20_Contents">Checks for module dependancy conflict. This should not give any error.</text:p>
          </table:table-cell>
        </table:table-row>
        <table:table-row>
          <table:table-cell table:style-name="Table1.A2" office:value-type="string">
            <text:p text:style-name="Standard">Depmod -a</text:p>
          </table:table-cell>
          <table:table-cell table:style-name="Table1.B2" office:value-type="string">
            <text:p text:style-name="Table_20_Contents">Checks dependancy</text:p>
          </table:table-cell>
        </table:table-row>
        <table:table-row>
          <table:table-cell table:style-name="Table1.A2" office:value-type="string">
            <text:p text:style-name="Standard">Change directory to /home/guitar/llcf/src/test</text:p>
          </table:table-cell>
          <table:table-cell table:style-name="Table1.B2" office:value-type="string">
            <text:p text:style-name="Table_20_Contents"/>
          </table:table-cell>
        </table:table-row>
        <table:table-row>
          <table:table-cell table:style-name="Table1.A2" office:value-type="string">
            <text:p text:style-name="Standard">Make clean</text:p>
            <text:p text:style-name="Standard">Make all</text:p>
            <text:p text:style-name="Standard">make all-vw</text:p>
          </table:table-cell>
          <table:table-cell table:style-name="Table1.B2" office:value-type="string">
            <text:p text:style-name="Table_20_Contents">Creates all the test programs</text:p>
          </table:table-cell>
        </table:table-row>
      </table:table>
      <text:list text:style-name="L1">
        <text:list-item text:start-value="1">
          <text:p text:style-name="P11"/>
        </text:list-item>
      </text:list>
      <text:p text:style-name="Standard"/>
      <text:p text:style-name="Standard"/>
      <text:p text:style-name="Standard">Installing the PEAK Driver</text:p>
      <text:p text:style-name="Standard"/>
      <text:p text:style-name="Standard">Requirements</text:p>
      <text:p text:style-name="Standard"/>
      <text:p text:style-name="Standard">PEAK CAN USB Hardware</text:p>
      <text:p text:style-name="Standard">Can controller : SJA1000</text:p>
      <text:p text:style-name="Standard">CAN transciever : PCA82C251</text:p>
      <text:p text:style-name="Standard"/>
      <text:p text:style-name="Standard">Please do not use the drivers provided by peak as they do not contain the network device support.</text:p>
      <text:list text:style-name="L2">
        <text:list-item>
          <text:p text:style-name="P12">Copy the modified drivers for peak into /home/guitar/llcf/peak</text:p>
        </text:list-item>
        <text:list-item>
          <text:p text:style-name="P12">go to the driver directory</text:p>
        </text:list-item>
        <text:list-item>
          <text:p text:style-name="P12">create a directory /usr/local/bin</text:p>
        </text:list-item>
      </text:list>
      <text:p text:style-name="Standard"/>
      <text:p text:style-name="Standard"/>
      <table:table table:name="Table2" table:style-name="Table2">
        <table:table-column table:style-name="Table2.A"/>
        <table:table-column table:style-name="Table2.B"/>
        <table:table-header-rows>
          <table:table-row>
            <table:table-cell table:style-name="Table2.A1" office:value-type="string">
              <text:p text:style-name="Table_20_Heading">Command</text:p>
            </table:table-cell>
            <table:table-cell table:style-name="Table2.B1" office:value-type="string">
              <text:p text:style-name="Table_20_Heading">Action</text:p>
            </table:table-cell>
          </table:table-row>
        </table:table-header-rows>
        <table:table-row>
          <table:table-cell table:style-name="Table2.A2" office:value-type="string">
            <text:p text:style-name="Table_20_Contents">Change to directory driver</text:p>
          </table:table-cell>
          <table:table-cell table:style-name="Table2.B2" office:value-type="string">
            <text:p text:style-name="Table_20_Contents"/>
          </table:table-cell>
        </table:table-row>
        <text:soft-page-break/>
        <table:table-row>
          <table:table-cell table:style-name="Table2.A2" office:value-type="string">
            <text:p text:style-name="Table_20_Contents">Make clean</text:p>
            <text:p text:style-name="Table_20_Contents">make all</text:p>
          </table:table-cell>
          <table:table-cell table:style-name="Table2.B2" office:value-type="string">
            <text:p text:style-name="Table_20_Contents">Creates the object files</text:p>
            <text:p text:style-name="Table_20_Contents">pcan_main, pcan_fops, pcan_pci, pcan_isa, pcan_dongle, pcan_fifo, pcan_sja1000, pcan_parse, pcan_netdev, pcan_usb, pcan_usb_kernel_org</text:p>
          </table:table-cell>
        </table:table-row>
        <table:table-row>
          <table:table-cell table:style-name="Table2.A2" office:value-type="string">
            <text:p text:style-name="Table_20_Contents">Make install</text:p>
          </table:table-cell>
          <table:table-cell table:style-name="Table2.B2" office:value-type="string">
            <text:p text:style-name="Table_20_Contents">Copies pcan.o into </text:p>
            <text:p text:style-name="Table_20_Contents">/lib/modules/2.4.27/misc/</text:p>
            <text:p text:style-name="Table_20_Contents"/>
            <text:p text:style-name="Table_20_Contents">copies pcan.h to /usr/include/ directory</text:p>
            <text:p text:style-name="Table_20_Contents"/>
            <text:p text:style-name="Table_20_Contents">pcan_make_devices is made a /sbin command ( can be called from anywhere in the shell )</text:p>
          </table:table-cell>
        </table:table-row>
        <table:table-row>
          <table:table-cell table:style-name="Table2.A2" office:value-type="string">
            <text:p text:style-name="Table_20_Contents">Change directory /home/guitar/llcf/peak/lib</text:p>
          </table:table-cell>
          <table:table-cell table:style-name="Table2.B2" office:value-type="string">
            <text:p text:style-name="Table_20_Contents"/>
          </table:table-cell>
        </table:table-row>
        <table:table-row>
          <table:table-cell table:style-name="Table2.A2" office:value-type="string">
            <text:p text:style-name="Table_20_Contents">Make clean</text:p>
            <text:p text:style-name="Table_20_Contents">make all</text:p>
          </table:table-cell>
          <table:table-cell table:style-name="Table2.B2" office:value-type="string">
            <text:p text:style-name="Table_20_Contents">Creates object file libpcan.so.0.3</text:p>
            <text:p text:style-name="Table_20_Contents">( necessary for run time linking.. for test programmes specific to Peak )</text:p>
          </table:table-cell>
        </table:table-row>
        <table:table-row>
          <table:table-cell table:style-name="Table2.A2" office:value-type="string">
            <text:p text:style-name="Table_20_Contents">Make install</text:p>
          </table:table-cell>
          <table:table-cell table:style-name="Table2.B2" office:value-type="string">
            <text:p text:style-name="Table_20_Contents">Copies libpcan.so.0.3 to /usr/lib/</text:p>
            <text:p text:style-name="Table_20_Contents">Necessary links and cache created for the above file</text:p>
          </table:table-cell>
        </table:table-row>
        <table:table-row>
          <table:table-cell table:style-name="Table2.B2" table:number-columns-spanned="2" office:value-type="string">
            <text:p text:style-name="P3">Ls -l /usr/lib/libpcan*</text:p>
            <text:p text:style-name="P4"/>
            <text:p text:style-name="P4">lrwxrwxrwx <text:s/>1 root root <text:s text:c="3"/>21 Apr 19 05:53 libpcan.so -&gt; /usr/lib/libpcan.so.0</text:p>
            <text:p text:style-name="P4">lrwxrwxrwx <text:s/>1 root root <text:s text:c="3"/>23 Apr 19 05:53 libpcan.so.0 -&gt; /usr/lib/libpcan.so.0.3</text:p>
            <text:p text:style-name="P4">-rwxr-xr-x <text:s/>1 root root 12260 Apr 19 05:53 libpcan.so.0.3</text:p>
          </table:table-cell>
          <table:covered-table-cell/>
        </table:table-row>
        <table:table-row>
          <table:table-cell table:style-name="Table2.A2" office:value-type="string">
            <text:p text:style-name="Table_20_Contents">Insmod pcan</text:p>
          </table:table-cell>
          <table:table-cell table:style-name="Table2.B2" office:value-type="string">
            <text:p text:style-name="Table_20_Contents">Check by seeing lsmod, it should appear as </text:p>
            <text:p text:style-name="P5">pcan <text:s text:c="10"/></text:p>
            <text:p text:style-name="P5">usbcore <text:s text:c="2"/>[pcan usb-storage usb-ohci]</text:p>
          </table:table-cell>
        </table:table-row>
        <table:table-row>
          <table:table-cell table:style-name="Table2.A2" office:value-type="string">
            <text:p text:style-name="Table_20_Contents">pcan_make_devices 1</text:p>
          </table:table-cell>
          <table:table-cell table:style-name="Table2.B2" office:value-type="string">
            <text:p text:style-name="Table_20_Contents">Would create devices for each interface : pci, isa, epp, sp, usb</text:p>
            <text:p text:style-name="Table_20_Contents"/>
          </table:table-cell>
        </table:table-row>
        <table:table-row>
          <table:table-cell table:style-name="Table2.A2" office:value-type="string">
            <text:p text:style-name="Table_20_Contents">Ls /dev/pcan*</text:p>
          </table:table-cell>
          <table:table-cell table:style-name="Table2.B2" office:value-type="string">
            <text:p text:style-name="P5">/dev/pcan0 <text:s/>/dev/pcan16 <text:s/>/dev/pcan24 <text:s/>/dev/pcan32 <text:s/>/dev/pcan8</text:p>
            <text:p text:style-name="Table_20_Contents"/>
          </table:table-cell>
        </table:table-row>
        <text:soft-page-break/>
        <table:table-row>
          <table:table-cell table:style-name="Table2.B2" table:number-columns-spanned="2" office:value-type="string">
            <text:p text:style-name="Table_20_Contents">Cat /proc/pcan</text:p>
            <text:p text:style-name="P5">*--------- PEAK-Systems CAN interfaces (www.peak-system.com) -----------</text:p>
            <text:p text:style-name="P5">*----------------------- <text:s/>release_20050212_u <text:s/>--------------------------</text:p>
            <text:p text:style-name="P5">*------------------ 1 interfaces @ major 254 found ---------------------</text:p>
            <text:p text:style-name="P5">*---------- netdevice support 2006-03-10 16:52 for LLCF v1.0.0 ---------</text:p>
            <text:p text:style-name="P5">*n typ ndev ---base--- irq --btr- --read-- --write- --irqs-- --error- status</text:p>
            <text:p text:style-name="P5">32 usb can0 0xffffffff 255 0x001c 00000000 00000000 0000120a 000010bc 0x000c</text:p>
            <text:p text:style-name="P5"/>
            <text:p text:style-name="P3">The others <text:s/>( pci, isa, epp, sp ) are not visible because no peak hardware is connected to those ports.</text:p>
          </table:table-cell>
          <table:covered-table-cell/>
        </table:table-row>
      </table:table>
      <text:p text:style-name="Standard"/>
      <text:p text:style-name="Standard">Installation over :). The next time when the computer is started the pcan module is loaded and unloaded depending on the presence of the hardware in the usb port.</text:p>
      <text:p text:style-name="Standard"/>
      <text:p text:style-name="Standard"/>
      <text:p text:style-name="Standard"/>
      <text:p text:style-name="Standard"/>
      <text:p text:style-name="P1">Inserting Modules and ifconfig ( can also be done automatically )</text:p>
      <text:p text:style-name="Standard"/>
      <text:list text:style-name="L3">
        <text:list-item>
          <text:p text:style-name="P13">Start the computer with / without the peak hardware</text:p>
        </text:list-item>
        <text:list-item>
          <text:p text:style-name="P13">plug the Peak USB hardware in the USB port if not done before.</text:p>
          <text:p text:style-name="P13"/>
        </text:list-item>
      </text:list>
      <table:table table:name="Table3" table:style-name="Table3">
        <table:table-column table:style-name="Table3.A"/>
        <table:table-column table:style-name="Table3.B"/>
        <table:table-header-rows>
          <table:table-row>
            <table:table-cell table:style-name="Table3.A1" table:number-columns-spanned="2" office:value-type="string">
              <text:p text:style-name="Table_20_Contents">insmod can</text:p>
              <text:p text:style-name="Table_20_Contents">insmod vcan</text:p>
              <text:p text:style-name="Table_20_Contents">insmod can-raw</text:p>
              <text:p text:style-name="Table_20_Contents">insmod can-bcm</text:p>
              <text:p text:style-name="Table_20_Contents">insmod can-tpgen</text:p>
              <text:p text:style-name="Table_20_Contents">insmod can-tp2</text:p>
              <text:p text:style-name="Table_20_Contents">shell – script = load_modules.sh</text:p>
              <text:p text:style-name="Table_20_Contents"/>
              <text:p text:style-name="Table_20_Contents">( please only do this in the above order )</text:p>
              <text:p text:style-name="P5">can-bcm <text:s text:c="16"/>8872 <text:s text:c="2"/>0 (unused)</text:p>
              <text:p text:style-name="P5">can-raw <text:s text:c="16"/>3492 <text:s text:c="2"/>0 (unused)</text:p>
              <text:p text:style-name="P5">can-tp20 <text:s text:c="15"/>7300 <text:s text:c="2"/>0 (unused)</text:p>
              <text:p text:style-name="P5">can-tpgen <text:s text:c="14"/>5928 <text:s text:c="2"/>0 [can-tp20]</text:p>
              <text:p text:style-name="P5">vcan <text:s text:c="19"/>2624 <text:s text:c="2"/>1</text:p>
              <text:p text:style-name="P5">can <text:s text:c="19"/>19612 <text:s text:c="2"/>0 [can-bcm can-raw can-tp20 can-tpgen]</text:p>
            </table:table-cell>
            <table:covered-table-cell/>
          </table:table-row>
        </table:table-header-rows>
        <table:table-row>
          <table:table-cell table:style-name="Table3.A2" office:value-type="string">
            <text:p text:style-name="Table_20_Contents">Echo "i 0x4914 s" &gt; /dev/pcan32</text:p>
            <text:p text:style-name="Table_20_Contents">put this line also in load_modules.sh.</text:p>
          </table:table-cell>
          <table:table-cell table:style-name="Table3.B2" office:value-type="string">
            <text:p text:style-name="Table_20_Contents">Changes the default bit rate of 500kbps to 100kbps</text:p>
            <text:p text:style-name="Table_20_Contents">others are </text:p>
            <text:p text:style-name="Table_20_Contents">0x4914 100kbps</text:p>
            <text:p text:style-name="Table_20_Contents">0x4114 500kbps</text:p>
            <text:p text:style-name="Table_20_Contents">0x4014 1000kbps</text:p>
          </table:table-cell>
        </table:table-row>
        <table:table-row>
          <table:table-cell table:style-name="Table3.A2" office:value-type="string">
            <text:p text:style-name="Table_20_Contents">Ifconfig can0 up</text:p>
            <text:p text:style-name="Table_20_Contents">ifconfig vcan2 up</text:p>
          </table:table-cell>
          <table:table-cell table:style-name="Table3.B2" office:value-type="string">
            <text:p text:style-name="Table_20_Contents">To enable the network ports.</text:p>
          </table:table-cell>
        </table:table-row>
        <text:soft-page-break/>
        <table:table-row>
          <table:table-cell table:style-name="Table3.B2" table:number-columns-spanned="2" office:value-type="string">
            <text:p text:style-name="Table_20_Contents">ifconfig</text:p>
            <text:p text:style-name="P6">can0 <text:s text:c="5"/>Link encap:UNSPEC <text:s/>HWaddr 00-00-00-00-00-00-00-00-00-00-00-00-00-00-00-00</text:p>
            <text:p text:style-name="P6"><text:s text:c="10"/>UP RUNNING NOARP <text:s/>MTU:8 <text:s/>Metric:1</text:p>
            <text:p text:style-name="P6"><text:s text:c="10"/>RX packets:0 errors:0 dropped:0 overruns:0 frame:0</text:p>
            <text:p text:style-name="P6"><text:s text:c="10"/>TX packets:18 errors:2 dropped:0 overruns:0 carrier:0</text:p>
            <text:p text:style-name="P6"><text:s text:c="10"/>collisions:0 txqueuelen:10</text:p>
            <text:p text:style-name="P6"><text:s text:c="10"/>RX bytes:0 (0.0 b) <text:s/>TX bytes:104 (104.0 b)</text:p>
            <text:p text:style-name="P7"/>
            <text:p text:style-name="P7">eth0 <text:s text:c="5"/>Link encap:Ethernet <text:s/>HWaddr 00:13:8F:15:35:9E</text:p>
            <text:p text:style-name="P7"><text:s text:c="10"/>inet addr:192.168.111.100 <text:s/>Bcast:192.168.111.255 <text:s/>Mask:255.255.255.0</text:p>
            <text:p text:style-name="P7"><text:s text:c="10"/>UP BROADCAST RUNNING MULTICAST <text:s/>MTU:1500 <text:s/>Metric:1</text:p>
            <text:p text:style-name="P7"><text:s text:c="10"/>RX packets:4034 errors:0 dropped:0 overruns:0 frame:0</text:p>
            <text:p text:style-name="P7"><text:s text:c="10"/>TX packets:1452 errors:0 dropped:0 overruns:0 carrier:0</text:p>
            <text:p text:style-name="P7"><text:s text:c="10"/>collisions:0 txqueuelen:1000</text:p>
            <text:p text:style-name="P7"><text:s text:c="10"/>RX bytes:911138 (889.7 KiB) <text:s/>TX bytes:294472 (287.5 KiB)</text:p>
            <text:p text:style-name="P7"><text:s text:c="10"/>Interrupt:19 Base address:0xd400</text:p>
            <text:p text:style-name="Table_20_Contents"/>
            <text:p text:style-name="Table_20_Contents">l<text:span text:style-name="T1">o <text:s text:c="7"/>Link encap:Local Loopback</text:span></text:p>
            <text:p text:style-name="P7"><text:s text:c="10"/>inet addr:127.0.0.1 <text:s/>Mask:255.0.0.0</text:p>
            <text:p text:style-name="P7"><text:s text:c="10"/>UP LOOPBACK RUNNING <text:s/>MTU:16436 <text:s/>Metric:1</text:p>
            <text:p text:style-name="P7"><text:s text:c="10"/>RX packets:51 errors:0 dropped:0 overruns:0 frame:0</text:p>
            <text:p text:style-name="P7"><text:s text:c="10"/>TX packets:51 errors:0 dropped:0 overruns:0 carrier:0</text:p>
            <text:p text:style-name="P7"><text:s text:c="10"/>collisions:0 txqueuelen:0</text:p>
            <text:p text:style-name="P7"><text:s text:c="10"/>RX bytes:3483 (3.4 KiB) <text:s/>TX bytes:3483 (3.4 KiB)</text:p>
            <text:p text:style-name="P7"/>
            <text:p text:style-name="P6">vcan2 <text:s text:c="4"/>Link encap:Local Loopback</text:p>
            <text:p text:style-name="P6"><text:s text:c="10"/>UP LOOPBACK RUNNING <text:s/>MTU:14 <text:s/>Metric:1</text:p>
            <text:p text:style-name="P6"><text:s text:c="10"/>RX packets:6391 errors:0 dropped:0 overruns:0 frame:0</text:p>
            <text:p text:style-name="P6"><text:s text:c="10"/>TX packets:6391 errors:0 dropped:0 overruns:0 carrier:0</text:p>
            <text:p text:style-name="P6"><text:s text:c="10"/>collisions:0 txqueuelen:1000</text:p>
            <text:p text:style-name="P6"><text:s text:c="10"/>RX bytes:102256 (99.8 KiB) <text:s/>TX bytes:102256 (99.8 KiB)</text:p>
          </table:table-cell>
          <table:covered-table-cell/>
        </table:table-row>
      </table:table>
      <text:p text:style-name="Standard"><text:soft-page-break/></text:p>
      <text:p text:style-name="Standard"/>
      <text:p text:style-name="Standard"/>
      <text:p text:style-name="Standard"/>
      <text:p text:style-name="Standard"/>
      <text:p text:style-name="P1">Running the test programmes</text:p>
      <text:p text:style-name="Standard"/>
      <text:p text:style-name="Standard"/>
      <text:p text:style-name="Standard">The test programmes are configured only for <text:span text:style-name="T2">vcan2</text:span></text:p>
      <text:list text:style-name="L4">
        <text:list-item>
          <text:p text:style-name="P14">change to directory /home/guitar/llcf/src/test/</text:p>
        </text:list-item>
        <text:list-item>
          <text:p text:style-name="P14">open 4 shells</text:p>
        </text:list-item>
      </text:list>
      <text:p text:style-name="Standard"/>
      <text:p text:style-name="P1">RAW interface testing</text:p>
      <text:p text:style-name="P1"/>
      <text:p text:style-name="Standard">Shell 1 : </text:p>
      <text:p text:style-name="Standard">watch cat /proc/sys/net/can/rcvlist_*</text:p>
      <text:p text:style-name="Standard"/>
      <text:p text:style-name="Standard">Shell 2 :</text:p>
      <text:p text:style-name="Standard">./canecho vcan2</text:p>
      <text:p text:style-name="Standard"/>
      <text:p text:style-name="Standard">Shell 3:</text:p>
      <text:p text:style-name="Standard"/>
      <text:p text:style-name="Standard">./candump vcan2</text:p>
      <text:p text:style-name="Standard"/>
      <text:p text:style-name="Standard">Shell 4 :</text:p>
      <text:p text:style-name="Standard"/>
      <text:p text:style-name="Standard">invoke a send frame ; ./tst-raw-sendto</text:p>
      <text:p text:style-name="Standard"/>
      <text:p text:style-name="Standard">The above test tests communication on can-raw interface, because the canecho reflects the send data via tst-raw-sendto and which can be seen in candump.</text:p>
      <text:p text:style-name="Standard"/>
      <text:p text:style-name="P1">BCM testing</text:p>
      <text:p text:style-name="Standard"/>
      <text:list text:style-name="L5">
        <text:list-item>
          <text:p text:style-name="P15">use the same procedure as above</text:p>
        </text:list-item>
      </text:list>
      <text:p text:style-name="Standard"/>
      <text:list text:style-name="L6">
        <text:list-item>
          <text:p text:style-name="P16">Shell 5 : in addition open another shell and run ./can-sniffer vcan2</text:p>
        </text:list-item>
      </text:list>
      <text:p text:style-name="Standard"><text:tab/></text:p>
      <text:p text:style-name="Standard">The bcm datas / cycles can be seen on the watch window.</text:p>
      <text:p text:style-name="Standard"/>
      <text:p text:style-name="Standard"/>
      <text:p text:style-name="P1">TP20 interface testing</text:p>
      <text:p text:style-name="Standard"/>
      <text:p text:style-name="Standard">Shell 3:</text:p>
      <text:p text:style-name="Standard"/>
      <text:p text:style-name="Standard">./candump vcan2</text:p>
      <text:p text:style-name="Standard"/>
      <text:p text:style-name="Standard">Shell 4:</text:p>
      <text:p text:style-name="Standard"><text:soft-page-break/></text:p>
      <text:p text:style-name="Standard">./tp20-server</text:p>
      <text:p text:style-name="Standard">and wait for the client</text:p>
      <text:p text:style-name="Standard"/>
      <text:p text:style-name="Standard">Shell 5:</text:p>
      <text:p text:style-name="Standard">./tp20-client</text:p>
      <text:p text:style-name="Standard"/>
      <text:p text:style-name="Standard">The handshake and data exchange can be seen on the candump.</text:p>
      <text:p text:style-name="Standard"/>
      <text:p text:style-name="Standard"/>
      <text:p text:style-name="Standard">In all cases above if the real hardware is to be used then a new executable has to be created with the hardcoded value </text:p>
      <text:p text:style-name="P1">only for test purposes</text:p>
      <text:p text:style-name="Standard">#define DEV "can0" instead of #define DEV "xxx"</text:p>
      <text:p text:style-name="Standard"/>
      <text:p text:style-name="Standard"/>
      <text:p text:style-name="Standard"/>
      <text:p text:style-name="Standard"/>
      <text:p text:style-name="Standard"/>
      <text:p text:style-name="Standard">tp20-server and tp20-client</text:p>
      <text:p text:style-name="Standard"/>
      <text:p text:style-name="Standard"><text:s/>vcan2 <text:s/>200 <text:s/>[7] 01 C0 00 10 21 03 20</text:p>
      <text:p text:style-name="Standard"><text:s/>vcan2 <text:s/>201 <text:s/>[7] 00 D0 21 03 42 02 20</text:p>
      <text:p text:style-name="Standard"><text:s/>vcan2 <text:s/>242 <text:s/>[6] A0 0F CA FF 00 FF</text:p>
      <text:p text:style-name="Standard"><text:s/>vcan2 <text:s/>321 <text:s/>[6] A1 0F CA FF 00 FF</text:p>
      <text:p text:style-name="Standard"><text:s/>vcan2 <text:s/>242 <text:s/>[8] 20 65 69 6E 6E 65 67 65</text:p>
      <text:p text:style-name="Standard"><text:s/>vcan2 <text:s/>242 <text:s/>[8] 21 72 6D 69 74 67 61 7A</text:p>
      <text:p text:style-name="Standard"><text:s/>vcan2 <text:s/>242 <text:s/>[8] 22 65 6C 6C 65 7A 61 67</text:p>
      <text:p text:style-name="Standard"><text:s/>vcan2 <text:s/>242 <text:s/>[8] 23 74 69 6D 72 65 67 65</text:p>
      <text:p text:style-name="Standard"><text:s/>vcan2 <text:s/>242 <text:s/>[5] 14 6E 6E 69 65</text:p>
      <text:p text:style-name="Standard"><text:s/>vcan2 <text:s/>321 <text:s/>[1] B5</text:p>
      <text:p text:style-name="Standard"><text:s/>vcan2 <text:s/>321 <text:s/>[8] 20 45 49 4E 4E 45 47 45</text:p>
      <text:p text:style-name="Standard"><text:s/>vcan2 <text:s/>321 <text:s/>[8] 21 52 4D 49 54 47 41 5A</text:p>
      <text:p text:style-name="Standard"><text:s/>vcan2 <text:s/>321 <text:s/>[8] 22 45 4C 4C 45 5A 41 47</text:p>
      <text:p text:style-name="Standard"><text:s/>vcan2 <text:s/>321 <text:s/>[8] 23 54 49 4D 52 45 47 45</text:p>
      <text:p text:style-name="Standard"><text:s/>vcan2 <text:s/>321 <text:s/>[5] 14 4E 4E 49 45</text:p>
      <text:p text:style-name="Standard"><text:s/>vcan2 <text:s/>242 <text:s/>[1] B5</text:p>
      <text:p text:style-name="Standard"><text:s/>vcan2 <text:s/>242 <text:s/>[1] A8</text:p>
      <text:p text:style-name="Standard"><text:s/>vcan2 <text:s/>321 <text:s/>[1] A8</text:p>
      <text:p text:style-name="P8"/>
      <text:p text:style-name="P1"/>
      <text:p text:style-name="P1">Python</text:p>
      <text:p text:style-name="P1"/>
      <text:p text:style-name="P9">On Debian Linux, 'distutils' is not installed with package</text:p>
      <text:p text:style-name="P10">'python2.3'. You should install 'python2.3-dev'</text:p>
      <text:p text:style-name="P10"/>
      <text:p text:style-name="P10"/>
      <text:p text:style-name="P1"><text:soft-page-break/></text:p>
      <text:p text:style-name="P1">install python2.4</text:p>
      <text:p text:style-name="P1"/>
      <text:p text:style-name="P2">Download python2.4 </text:p>
      <text:p text:style-name="P2"><text:a xlink:type="simple" xlink:href="http://www.python.org/download/releases/2.4/">http://www.python.org/download/releases/2.4/</text:a></text:p>
      <text:p text:style-name="P2"/>
      <text:p text:style-name="Standard">Python-2.4.tar.bz2</text:p>
      <text:p text:style-name="Standard"/>
      <text:p text:style-name="Standard"/>
      <text:p text:style-name="Standard">The tar.bz2 is considerably smaller, so get that one if your system has the appropriate tools to deal with it. Unpack it with </text:p>
      <text:p text:style-name="Standard">tar -zxvf Python-2.4.tgz (or bzcat Python-2.4.tar.bz2 | tar -xf -). </text:p>
      <text:p text:style-name="Standard"/>
      <text:p text:style-name="Standard">Change to the Python-2.4 directory and run the "./configure", "make", "make install" commands to compile and install Python. The source archive is also suitable for Windows users who feel the need to build their own version.</text:p>
      <text:p text:style-name="Standard"/>
      <text:p text:style-name="Standard"/>
      <text:p text:style-name="Standard">Auto complete:</text:p>
      <text:p text:style-name="Standard"><text:a xlink:type="simple" xlink:href="http://www.network-theory.co.uk/docs/pytut/tut_84.html">http://www.network-theory.co.uk/docs/pytut/tut_84.html</text:a></text:p>
      <text:p text:style-name="Standard"/>
      <text:p text:style-name="Preformatted_20_Text">Add auto-completion and a stored history file of commands to your Python interactive interpreter. Requires Python 2.0+, readline. Autocomplete is bound to the Esc key by default (you can change it - see readline docs).# Store the file in ~/.pystartup, and set an environment variable to point to it: <text:s/>"export PYTHONSTARTUP=/home/guitar/.pystartup" in bash.</text:p>
      <text:p text:style-name="Preformatted_20_Text"/>
      <text:p text:style-name="Preformatted_20_Text">http://www.codecoffee.com/tipsforlinux/articles/030.html</text:p>
      <text:p text:style-name="Preformatted_20_Text"/>
      <text:p text:style-name="Preformatted_20_Text"/>
      <text:p text:style-name="Preformatted_20_Text">Note that PYTHONSTARTUP does *not* expand "~", so you have to put in the full path to your home directory.</text:p>
      <text:p text:style-name="Preformatted_20_Text"/>
      <text:p text:style-name="Preformatted_20_Text"/>
      <text:p text:style-name="Preformatted_20_Text">Save the below file with name .pystartup in put it in the location as dscribed by <text:s/>PYTHONSTARTUP</text:p>
      <text:p text:style-name="Preformatted_20_Text">import atexit</text:p>
      <text:p text:style-name="Preformatted_20_Text">import os</text:p>
      <text:p text:style-name="Preformatted_20_Text">import readline</text:p>
      <text:p text:style-name="Preformatted_20_Text">import rlcompleter</text:p>
      <text:p text:style-name="Preformatted_20_Text"/>
      <text:p text:style-name="Preformatted_20_Text">readline.parse_and_bind('tab: complete')</text:p>
      <text:p text:style-name="Preformatted_20_Text">historyPath = os.path.expanduser("~/.pyhistory")</text:p>
      <text:p text:style-name="Preformatted_20_Text"/>
      <text:p text:style-name="Preformatted_20_Text">def save_history(historyPath=historyPath):</text:p>
      <text:p text:style-name="Preformatted_20_Text"><text:s text:c="4"/>import readline</text:p>
      <text:p text:style-name="Preformatted_20_Text"><text:s text:c="4"/>readline.write_history_file(historyPath)</text:p>
      <text:p text:style-name="Preformatted_20_Text"/>
      <text:p text:style-name="Preformatted_20_Text">if os.path.exists(historyPath):</text:p>
      <text:p text:style-name="Preformatted_20_Text"><text:s text:c="4"/>readline.read_history_file(historyPath)</text:p>
      <text:p text:style-name="Preformatted_20_Text"/>
      <text:p text:style-name="Preformatted_20_Text">atexit.register(save_history)</text:p>
      <text:p text:style-name="P10">del os, atexit, readline, rlcompleter, save_history, historyPath</text:p>
      <text:h text:style-name="Heading_20_1" text:outline-level="1"><text:bookmark text:name="commentary"/><text:bookmark text:name="SECTION0015400000000000000000"/><text:soft-page-break/></text:h>
      <text:p text:style-name="Preformatted_20_Text">&gt;&gt;&gt; import sys</text:p>
      <text:p text:style-name="Preformatted_20_Text">&gt;&gt;&gt; sys.path</text:p>
      <text:p text:style-name="Preformatted_20_Text">['', '/usr/local/lib/python2.3', '/usr/local/lib/python2.3/plat-linux2', </text:p>
      <text:p text:style-name="Preformatted_20_Text"><text:s/>'/usr/local/lib/python2.3/lib-tk', '/usr/local/lib/python2.3/lib-dynload', </text:p>
      <text:p text:style-name="Preformatted_20_Text"><text:s/>'/usr/local/lib/python2.3/site-packages']</text:p>
      <text:p text:style-name="P10">&gt;&gt;&gt;</text:p>
      <text:p text:style-name="Standard">open .bashrc in the home directory and make the following changes.</text:p>
      <text:p text:style-name="Standard">PYTHONSTARTUP="/home/guitar/.pystartup"</text:p>
      <text:p text:style-name="Standard">export PYTHONSTARTUP</text:p>
      <text:p text:style-name="Standard"/>
      <text:p text:style-name="Preformatted_20_Text">&gt; <text:span text:style-name="T3">&gt; &gt; &gt; Try hitting control-r and typing a short string that last appeared</text:span></text:p>
      <text:p text:style-name="P10">&gt; <text:span text:style-name="T3">&gt; &gt; &gt; in the line desired ("my" or even "m" would work in this case).</text:span></text:p>
      <text:p text:style-name="Standard">Make a symbolic link to the <text:s/>build directory.</text:p>
      <text:p text:style-name="Standard"/>
      <text:p text:style-name="Standard"/>
      <text:p text:style-name="Standard">Channel on which u can discuss about python is freenode in IRC</text:p>
      <text:p text:style-name="Standard"/>
      <text:p text:style-name="Standard">knoppix / configure / printer</text:p>
      <text:p text:style-name="Standard"/>
      <text:p text:style-name="Standard">printer : 192.168.111.107</text:p>
      <text:p text:style-name="Standard">port <text:s/>: IP_192.168.111.107</text:p>
      <text:p text:style-name="Standard">Brother MFC-9050 driver</text:p>
      <text:p text:style-name="Standard">name : Brother-MFC8840D</text:p>
      <text:p text:style-name="Standard"/>
      <text:p text:style-name="Standard">tail -f -n1000 test.txt</text:p>
      <text:p text:style-name="Standard"/>
      <text:p text:style-name="Standard"/>
      <text:p text:style-name="Standard">put the files can.h, bcm.h, raw.h, af_can.h in the current directory.</text:p>
      <text:p text:style-name="Standard">On the console command: python setup.py build</text:p>
      <text:p text:style-name="Standard"/>
      <text:p text:style-name="Standard">Create a symbolic link _llcf.so </text:p>
      <text:p text:style-name="Standard">ln -s build/lib.linux-i686-2.4/_llcf.so ../_llcf.so</text:p>
      <text:p text:style-name="Standard"/>
      <text:p text:style-name="Standard">Follow the code to open, close sockets.</text:p>
      <text:p text:style-name="Standard">Follow the code to send recieve messages.</text:p>
      <text:p text:style-name="Standard"/>
      <text:p text:style-name="Standard"/>
      <text:p text:style-name="Standard"># <text:s/>*<text:line-break/># <text:s/>* Process.txt<text:line-break/># <text:s/>*<text:line-break/># <text:s/>* Copyright (c) 2002-2005 Schefenacker Innovation GmBH, <text:soft-page-break/>Germany<text:line-break/># <text:s/>* All rights reserved.<text:line-break/># <text:s/>*<text:line-break/># <text:s/>*<text:line-break/># <text:s/>* Send feedback to &lt;vikas.agrawal@web.de&gt;<text:line-break/># <text:s/><text:line-break/># ****************************************************************************<text:line-break/># <text:s/>* Process.txt - Description for the different modules<text:line-break/># <text:s/>*<text:line-break/># <text:s/>* $Id: Process.txt <text:s/>2006-08-28 ( yy-mm-dd) agrawal $<text:line-break/># ****************************************************************************<text:line-break/># <text:s/>*<text:line-break/># <text:s/>* Description for the different modules<text:line-break/># <text:s/>* $Log: Process.txt,v $<text:line-break/># <text:s/>* Revision 1.0 <text:s/>2006/08/28 22:03:29 <text:s/>agrawal<text:line-break/># <text:s/>* Initial Revision<text:line-break/># <text:s/>*<text:line-break/># *****************************************************************************<text:line-break/><text:line-break/><text:line-break/>in .bashrc.<text:line-break/>PYTHONSTARTUP=/home/guitar/.pystartup"<text:line-break/>export PYTHONSTARTUP<text:line-break/>Save the file pystartup with name .pystartup in put it in the location as dscribed by <text:s/>PYTHONSTARTUP<text:line-break/><text:line-break/><text:line-break/>Copy the entire folder ( Delivery ) to a location<text:line-break/>run the script systempathappend.py to add the path to the Pythonypath ( Caution with unix and windows )<text:line-break/><text:line-break/><text:line-break/><text:line-break/><text:line-break/>--------------------------<text:line-break/>User Files:<text:line-break/><text:line-break/>candump.py = start the candump to view the messages on the can bus<text:line-break/> <text:s text:c="15"/>import candump or reload(candump) <text:line-break/> <text:s text:c="15"/>all the messages on the CAN bus wud be immediately visible<text:line-break/> <text:s text:c="15"/><text:line-break/><text:soft-page-break/>EMC_check.py = file for ping pong of CAN message between the Fujitsu for electromagnetic check at EMC...<text:line-break/> <text:s text:c="15"/>import EMC_check or reload(EMC_check)<text:line-break/> <text:s text:c="15"/>EMC_check.send_raw()<text:line-break/> <text:s text:c="15"/>the messages are sent and recieved. On non recieve of message in desired time, a error signal is written into a log file with a time stamp.<text:line-break/><text:line-break/>create a socket : socket = llcf.SOCKET()<text:line-break/>create a frame : <text:s/>frame = llcf.FRAME()<text:line-break/>socket.send(f), socket.recv(), socket.close()<text:line-break/><text:line-break/>recv structure:<text:line-break/><text:line-break/>recv_frame = socket.recv()<text:line-break/><text:line-break/>recv_frame[0] = CANID<text:line-break/>recv_frame[1] = DLC<text:line-break/>recv_frame[2] = 'can0' or relevant sockets<text:line-break/>recv_frame[3] = array of Datas<text:line-break/>------------------------<text:line-break/>LogFiles:<text:line-break/><text:line-break/>dump.txt - a file created by invoking candump. Achtung ! , the file is overwritten with the next import / reload of candump<text:line-break/><text:line-break/>--------------------------<text:line-break/>System Files:<text:line-break/><text:line-break/>llcfmodule.c = an extension module to wrap the LLCF drivers. <text:line-break/>llcf.py = for llcf functionality please import the file in the user script<text:line-break/><text:line-break/><text:line-break/>---------------------------<text:line-break/>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US" style:font-name-asian="Bitstream Vera Sans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499cm"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Bitstream Vera Serif" fo:font-size="24pt" fo:font-weight="bold" style:font-name-asian="Bitstream Vera Sans1" style:font-size-asian="24pt" style:font-weight-asian="bold" style:font-name-complex="Lucidasans" style:font-size-complex="24pt"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9$Build-9279</meta:generator>
    <meta:creation-date>2006-04-20T03:43:01</meta:creation-date>
    <dc:creator>Vikas Agrawal</dc:creator>
    <dc:date>2008-04-11T17:53:22</dc:date>
    <dc:language>en-US</dc:language>
    <meta:editing-cycles>80</meta:editing-cycles>
    <meta:editing-duration>P5DT2H22M34S</meta:editing-duration>
    <meta:user-defined meta:name="Info 1"/>
    <meta:user-defined meta:name="Info 2"/>
    <meta:user-defined meta:name="Info 3"/>
    <meta:user-defined meta:name="Info 4"/>
    <meta:document-statistic meta:table-count="3" meta:image-count="0" meta:object-count="0" meta:page-count="12" meta:paragraph-count="258" meta:word-count="2068" meta:character-count="13066"/>
  </office:meta>
</office:document-meta>
</file>